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1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2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P13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2a8e9" officeooo:paragraph-rsid="0021973c" style:font-weight-asian="normal" style:font-weight-complex="normal"/>
    </style:style>
    <style:style style:name="P14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T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9">Índex treball</text:p>
          </text:index-title>
          <text:p text:style-name="P8"><text:a xlink:type="simple" xlink:href="#__RefHeading___Toc83_606115898" text:style-name="Index_20_Link" text:visited-style-name="Index_20_Link">Univers de discurs<text:tab/>3</text:a></text:p>
          <text:p text:style-name="P8"><text:a xlink:type="simple" xlink:href="#__RefHeading___Toc85_606115898" text:style-name="Index_20_Link" text:visited-style-name="Index_20_Link">Models UML<text:tab/>4</text:a></text:p>
          <text:p text:style-name="P8"><text:a xlink:type="simple" xlink:href="#__RefHeading___Toc87_606115898" text:style-name="Index_20_Link" text:visited-style-name="Index_20_Link">Codi rellevant<text:tab/>5</text:a></text:p>
          <text:p text:style-name="P8"><text:a xlink:type="simple" xlink:href="#__RefHeading___Toc89_606115898" text:style-name="Index_20_Link" text:visited-style-name="Index_20_Link">Entorn de desenvolupament<text:tab/>6</text:a></text:p>
          <text:p text:style-name="P8"><text:a xlink:type="simple" xlink:href="#__RefHeading___Toc91_606115898" text:style-name="Index_20_Link" text:visited-style-name="Index_20_Link">Documentació posada en marxa<text:tab/>7</text:a></text:p>
        </text:index-body>
      </text:table-of-content>
      <text:list xml:id="list314249822" text:style-name="llista_20_lletres_20_2">
        <text:list-header>
          <text:h text:style-name="P10" text:outline-level="1"/>
          <text:h text:style-name="P12" text:outline-level="1"><text:bookmark-start text:name="__RefHeading___Toc83_606115898"/>Univers de discurs<text:bookmark-end text:name="__RefHeading___Toc83_606115898"/></text:h>
          <text:h text:style-name="P12" text:outline-level="1"><text:bookmark-start text:name="__RefHeading___Toc85_606115898"/>Models UML<text:bookmark-end text:name="__RefHeading___Toc85_606115898"/></text:h>
          <text:h text:style-name="P11" text:outline-level="1"/>
          <text:h text:style-name="P12" text:outline-level="1"><text:bookmark-start text:name="__RefHeading___Toc87_606115898"/>Codi rellevant<text:bookmark-end text:name="__RefHeading___Toc87_606115898"/></text:h>
          <text:h text:style-name="P12" text:outline-level="1"><text:bookmark-start text:name="__RefHeading___Toc89_606115898"/>Entorn de desenvolupament<text:bookmark-end text:name="__RefHeading___Toc89_606115898"/></text:h>
          <text:h text:style-name="P11" text:outline-level="1"/>
          <text:h text:style-name="P12" text:outline-level="1"><text:bookmark-start text:name="__RefHeading___Toc91_606115898"/>Documentació posada en marxa<text:bookmark-end text:name="__RefHeading___Toc91_606115898"/></text:h>
          <text:h text:style-name="P13" text:outline-level="1">Webgrafia</text:h>
        </text:list-header>
      </text:list>
      <text:p text:style-name="text_20_tipu_20_1">• Instal·lacions</text:p>
      <text:p text:style-name="text_20_tipu_20_1"/>
      <text:p text:style-name="text_20_tipu_20_1">-https://laravel.com/docs/7.x/installation</text:p>
      <text:p text:style-name="text_20_tipu_20_1"/>
      <text:p text:style-name="text_20_tipu_20_1"/>
      <text:p text:style-name="text_20_tipu_20_1">• Solució de problemes</text:p>
      <text:p text:style-name="text_20_tipu_20_1"/>
      <text:p text:style-name="text_20_tipu_20_1">-https://github.com/desktop/desktop/issues/3036</text:p>
      <text:p text:style-name="text_20_tipu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May 4, 2020</text:date></text:span></text:p>
      </style:header>
      <style:header-first>
        <text:p text:style-name="MP3"><text:span text:style-name="capçalera"/></text:p>
      </style:header-first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May 4, 2020</text:date></text:span></text:p>
      </style:header-left>
      <style:footer>
        <text:p text:style-name="MP5"><text:page-number text:select-page="current">0</text:page-number></text:p>
      </style:footer>
      <style:footer-first>
        <text:p text:style-name="MP5"/>
      </style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titut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first>
        <text:p text:style-name="MP3"><text:span text:style-name="capçalera"/></text:p>
      </style:header-first>
      <style:header-left>
        <text:p text:style-name="MP3"><text:span text:style-name="capçalera">Institut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style:footer>
        <text:p text:style-name="MP5"><text:page-number text:select-page="current">8</text:page-number></text:p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T7M40S</meta:editing-duration>
    <meta:editing-cycles>3</meta:editing-cycles>
    <meta:generator>LibreOffice/6.0.5.2$Windows_X86_64 LibreOffice_project/54c8cbb85f300ac59db32fe8a675ff7683cd5a16</meta:generator>
    <dc:date>2020-05-12T16:27:28.908000000</dc:date>
    <meta:document-statistic meta:table-count="0" meta:image-count="0" meta:object-count="0" meta:page-count="8" meta:paragraph-count="27" meta:word-count="95" meta:character-count="608" meta:non-whitespace-character-count="538"/>
  </office:meta>
</office:document-meta>
</file>